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3.972cm"/>
    </style:style>
    <style:style style:name="co5" style:family="table-column">
      <style:table-column-properties fo:break-before="auto" style:column-width="1.035cm"/>
    </style:style>
    <style:style style:name="co6" style:family="table-column">
      <style:table-column-properties fo:break-before="auto" style:column-width="1.0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dropped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ander Schulz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že Jerom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 Seit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 Siege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Da Silva Ambrosi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sef Hor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 Praskal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iel Körb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itz Nam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colas Korin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p Niklas Fröbis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utini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ound 1" table:style-name="ta1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ander Schulz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ciel Kör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sef Hor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niel Seitz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utini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i Praskal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 Da Silva Ambrosio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colas Korinek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ilipp Niklas Fröbisch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ritz Names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niel Siegert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že Jeromel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ound 2x" table:style-name="ta1"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</table:table-row>
      </table:table>
      <table:table table:name="round 3x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</table:table>
      <table:table table:name="round 4x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</table:table>
      <table:table table:name="round 5x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</table:table>
      <table:table table:name="top 16x" table:style-name="ta1"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</table:table-row>
      </table:table>
      <table:table table:name="top 4x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22T22:15:09.596000000</meta:creation-date>
    <meta:generator>LibreOffice/7.3.4.2$Windows_X86_64 LibreOffice_project/728fec16bd5f605073805c3c9e7c4212a0120dc5</meta:generator>
    <dc:date>2024-07-20T10:52:16.603000000</dc:date>
    <meta:editing-duration>P5DT6H26M28S</meta:editing-duration>
    <meta:editing-cycles>223</meta:editing-cycles>
    <meta:document-statistic meta:table-count="8" meta:cell-count="302" meta:object-count="0"/>
    <meta:user-defined meta:name="ProgId">Excel.Sheet</meta:user-defined>
  </office:meta>
</office:document-meta>
</file>